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7C000003FD71F5E797.png"/>
  <manifest:file-entry manifest:media-type="image/png" manifest:full-path="Pictures/100000000000031200000411303E37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_20_1">
      <style:paragraph-properties fo:text-align="center" style:justify-single-word="fals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P2" text:outline-level="1">Assignment 4</text:h>
      <text:p text:style-name="P1">Marius Steller Imingen</text:p>
      <text:p text:style-name="Standard"/>
      <text:p text:style-name="Standard"/>
      <text:p text:style-name="Standard"><draw:frame draw:style-name="fr1" draw:name="bilder1" text:anchor-type="paragraph" svg:x="-0.4665in" svg:y="0.2673in" svg:width="7.652in" svg:height="8.7457in" draw:z-index="0"><draw:image xlink:href="Pictures/100000000000037C000003FD71F5E797.png" xlink:type="simple" xlink:show="embed" xlink:actuate="onLoad"/></draw:frame></text:p>
      <text:p text:style-name="Standard"><draw:frame draw:style-name="fr2" draw:name="bilder2" text:anchor-type="paragraph" svg:width="7.6634in" svg:height="9.7937in" draw:z-index="1"><draw:image xlink:href="Pictures/100000000000031200000411303E3719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2M55S</meta:editing-duration>
    <meta:editing-cycles>4</meta:editing-cycles>
    <meta:generator>OpenOffice/4.1.5$Win32 OpenOffice.org_project/415m1$Build-9789</meta:generator>
    <dc:date>2018-11-01T16:44:10.78</dc:date>
    <meta:document-statistic meta:table-count="0" meta:image-count="2" meta:object-count="0" meta:page-count="2" meta:paragraph-count="2" meta:word-count="5" meta:character-count="34"/>
    <meta:user-defined meta:name="Info 1"/>
    <meta:user-defined meta:name="Info 2"/>
    <meta:user-defined meta:name="Info 3"/>
    <meta:user-defined meta:name="Info 4"/>
  </office:meta>
</office:document-meta>
</file>